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1">
      <style:paragraph-properties fo:text-align="start" style:justify-single-word="false"/>
    </style:style>
    <style:style style:name="P3" style:family="paragraph" style:parent-style-name="Standard" style:list-style-name="WWNum2">
      <style:paragraph-properties fo:text-align="start" style:justify-single-word="false"/>
    </style:style>
    <style:style style:name="P4" style:family="paragraph" style:parent-style-name="Standard" style:list-style-name="WWNum3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0bf21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f211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NICHOLAS CAPES</text:span></text:p>
      <text:p text:style-name="P6"><text:span text:style-name="T2">1731 Putnam Ave. Apt 5. <text:s/>• <text:s text:c="2"/>Normal IL 61761</text:span></text:p>
      <text:p text:style-name="P6"><text:span text:style-name="T2">(815) 762-1311</text:span></text:p>
      <text:p text:style-name="P6"><text:a xlink:type="simple" xlink:href="mailto:capesn1@gmail.com" text:style-name="Internet_20_link" text:visited-style-name="Visited_20_Internet_20_Link"><text:span text:style-name="Internet_20_link"><text:span text:style-name="T2">capesn1@gmail.com</text:span></text:span></text:a></text:p>
      <text:p text:style-name="P8"/>
      <text:p text:style-name="P6"><text:span text:style-name="T1">OBJECTIVE</text:span></text:p>
      <text:p text:style-name="P9"><text:span text:style-name="T2">To obtain a job in the technology industry, preferably with a focus on security. Past experience with both technology and team oriented leadership.</text:span></text:p>
      <text:p text:style-name="P7"/>
      <text:p text:style-name="P6"><text:span text:style-name="T1">EDUCATION</text:span></text:p>
      <text:p text:style-name="P1"><text:span text:style-name="T1">Illinois State University, Normal, IL</text:span></text:p>
      <text:p text:style-name="P5"><text:span text:style-name="T2">Bachelor of Science in Information Systems, <text:tab/><text:tab/><text:tab/><text:tab/><text:tab/><text:tab/> <text:s text:c="8"/></text:span><text:span text:style-name="T1">Dec. 2017</text:span></text:p>
      <text:p text:style-name="P5"><text:span text:style-name="T3">F</text:span><text:span text:style-name="T2">ocus on Information Assurance/Security<text:tab/> <text:s text:c="8"/></text:span></text:p>
      <text:p text:style-name="P7"/>
      <text:p text:style-name="P1"><text:span text:style-name="T1">Kishwaukee Community College, Malta, IL</text:span></text:p>
      <text:p text:style-name="P1"><text:span text:style-name="T2">Associate in Science<text:tab/></text:span><text:span text:style-name="T1"><text:tab/><text:tab/><text:tab/><text:tab/><text:tab/><text:tab/><text:tab/><text:tab/><text:tab/> <text:s text:c="8"/>May 2015</text:span></text:p>
      <text:p text:style-name="P1"><text:span text:style-name="T2">Cumulative GPA: 3.5/4.0</text:span></text:p>
      <text:p text:style-name="P1"><text:span text:style-name="T2"/></text:p>
      <text:p text:style-name="P6"><text:span text:style-name="T1">SKILLS</text:span></text:p>
      <text:p text:style-name="P1"><text:span text:style-name="T1">Languages:<text:tab/><text:tab/></text:span><text:span text:style-name="T2">One semester of C++, one semester Unix, two semesters Java, with some <text:tab/><text:tab/><text:tab/><text:tab/><text:tab/>personal dabbling in Python and Go.</text:span></text:p>
      <text:p text:style-name="P1"><text:span text:style-name="T1">Communication:<text:tab/></text:span><text:span text:style-name="T2">Understands the need for communication both inside the company and to a broad <text:tab/><text:tab/><text:tab/>audience.</text:span></text:p>
      <text:p text:style-name="P7"><text:span text:style-name="T1">Coursework:<text:tab/><text:tab/></text:span>Unix/Linux administration, Interpersonal Communications, Cisco 1 &amp; 2</text:p>
      <text:p text:style-name="P7"/>
      <text:p text:style-name="P6"><text:span text:style-name="T1">RELATED EXPERIENCE</text:span></text:p>
      <text:p text:style-name="P1"><text:span text:style-name="T1">Youth Director<text:tab/><text:tab/><text:tab/><text:tab/><text:tab/><text:tab/><text:tab/><text:tab/><text:tab/>Feb. 2014 – Aug. 2014</text:span></text:p>
      <text:p text:style-name="P1"><text:span text:style-name="T2">KeyMan Multi-National Leadership University, Elizabethtown, PA</text:span></text:p>
      <text:list xml:id="list1649924251450413419" text:style-name="WWNum1">
        <text:list-item>
          <text:p text:style-name="P2"><text:span text:style-name="T2">Planned a week long event for 140+ attendees.</text:span></text:p>
        </text:list-item>
        <text:list-item>
          <text:p text:style-name="P2"><text:span text:style-name="T2">Reorganized and restructured the leadership conference to better facilitate person growth.</text:span></text:p>
        </text:list-item>
        <text:list-item>
          <text:p text:style-name="P2"><text:span text:style-name="T2">Delegated responsibilities and followed through with other youth leader to create an enjoyable educational week for everyone. </text:span></text:p>
        </text:list-item>
      </text:list>
      <text:p text:style-name="P7"/>
      <text:p text:style-name="P1"><text:span text:style-name="T1">State Master Councilor</text:span></text:p>
      <text:p text:style-name="P1"><text:span text:style-name="T2">DeMolay International Jurisdiction of Illinois, IL<text:tab/><text:tab/><text:tab/><text:tab/><text:tab/> <text:s text:c="2"/></text:span><text:span text:style-name="T1">Jul. 2013 – Jul. 2014</text:span></text:p>
      <text:list xml:id="list3029713570966427058" text:style-name="WWNum2">
        <text:list-item>
          <text:p text:style-name="P3"><text:span text:style-name="T2">Established a year-long plan and budget to run DeMolay in the state of Illinois.</text:span></text:p>
        </text:list-item>
        <text:list-item>
          <text:p text:style-name="P3"><text:span text:style-name="T2">Managed 4 state wide committees as well as multiple five figure budgets.</text:span></text:p>
        </text:list-item>
        <text:list-item>
          <text:p text:style-name="P3"><text:span text:style-name="T2">Responsible for team of 9 State Officers to help execute my plan. </text:span></text:p>
        </text:list-item>
        <text:list-item>
          <text:p text:style-name="P3"><text:span text:style-name="T2">Planned multiple 1-3 day weekend events ranging in size for 100-300 people.</text:span></text:p>
          <text:p text:style-name="P3"><text:span text:style-name="T1"/></text:p>
        </text:list-item>
      </text:list>
      <text:p text:style-name="P1"><text:span text:style-name="T1">Computer Technician<text:tab/><text:tab/><text:tab/><text:tab/><text:tab/><text:tab/><text:tab/><text:tab/><text:tab/> <text:s/>Summer 2012</text:span></text:p>
      <text:p text:style-name="P1"><text:span text:style-name="T2">Burlington Central School District, Burlington, IL</text:span></text:p>
      <text:list xml:id="list4105355293529908151" text:style-name="WWNum3">
        <text:list-item>
          <text:p text:style-name="P4"><text:span text:style-name="T2">Rewired old school buildings to better facilitate intranet traffic.</text:span></text:p>
        </text:list-item>
        <text:list-item>
          <text:p text:style-name="P4"><text:span text:style-name="T2">Planned and executed the wiring of a new computer lab.</text:span></text:p>
        </text:list-item>
        <text:list-item>
          <text:p text:style-name="P4"><text:span text:style-name="T2">Worked with teachers and other faculty to ensure all their technology needs were me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3:18:23</meta:creation-date>
    <dc:language>en-US</dc:language>
    <dc:date>2016-04-06T11:28:44.559377781</dc:date>
    <meta:editing-cycles>4</meta:editing-cycles>
    <meta:editing-duration>PT13M40S</meta:editing-duration>
    <meta:generator>LibreOffice/5.1.2.2$Linux_X86_64 LibreOffice_project/10m0$Build-2</meta:generator>
    <meta:document-statistic meta:table-count="0" meta:image-count="0" meta:object-count="0" meta:page-count="1" meta:paragraph-count="35" meta:word-count="280" meta:character-count="1918" meta:non-whitespace-character-count="1598"/>
  </office:meta>
</office:document-meta>
</file>